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32fc" officeooo:paragraph-rsid="001232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ção</text:p>
      <text:p text:style-name="P1"><text:s/></text:p>
      <text:p text:style-name="P1"/>
      <text:p text:style-name="P1">2.1 - SOCIAL MEDIA MINING FOR PUBLIC HEALTH MONITORING AND SURVEILLANCE</text:p>
      <text:p text:style-name="P1">2.1.1 – Qualifying factors</text:p>
      <text:p text:style-name="P1"/>
      <text:p text:style-name="P1">2.1.2Gaps</text:p>
      <text:p text:style-name="P1">The use of social media for health monitoring and surveillance indeed has many drawbacks</text:p>
      <text:p text:style-name="P1">and diﬃculties, particularly if done automatically. For example, traditional NLP methods that are applied to longer texts have proven to be inadequate when applied to short texts, such as those found in Twitter. Something seemingly simple, such as searching and collecting relevant postings, has also proven to be quite challenging, given the amount of data and the diverse styles and wording used by people to refer to the topic of interest in colloquial terms (semantic heterogeneity) inherent to this type of media. </text:p>
      <text:p text:style-name="P1">2.1.3 Contribution</text:p>
      <text:p text:style-name="P1">Early detection of disease outbreaks</text:p>
      <text:p text:style-name="P1">Medication safety, including drug interactions and dietary supplement safety12 • Health behaviors, including diet success13 and smoking cessation14 • Individual well-being,15 which aﬀects mental and physical health </text:p>
      <text:p text:style-name="P1"/>
      <text:p text:style-name="P1"/>
      <text:p text:style-name="P1">2.2 - Predicting Depression via Social Media</text:p>
      <text:p text:style-name="P1">2.2.1 Qualifying Factors</text:p>
      <text:p text:style-name="P1">2.2.2 Gaps</text:p>
      <text:p text:style-name="P1">2.2.3 Contribution</text:p>
      <text:p text:style-name="P1"/>
      <text:p text:style-name="P1">2.3 -</text:p>
      <text:p text:style-name="P1">2.3.1 Qualifying Factors</text:p>
      <text:p text:style-name="P1">2.3.2 Gaps</text:p>
      <text:p text:style-name="P1">2.3.3 Contribution</text:p>
      <text:p text:style-name="P1"/>
      <text:p text:style-name="P1">2.4 -</text:p>
      <text:p text:style-name="P1">2.4.1 Qualifying Factors</text:p>
      <text:p text:style-name="P1">2.4.2 Gaps</text:p>
      <text:p text:style-name="P1">2.4.3 Contribution</text:p>
      <text:p text:style-name="P1"/>
      <text:p text:style-name="P1">2.5 -</text:p>
      <text:p text:style-name="P1">2.5.1 Qualifying Factors</text:p>
      <text:p text:style-name="P1">2.5.2 Gaps</text:p>
      <text:p text:style-name="P1">2.5.3 Con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57S</meta:editing-duration>
    <meta:editing-cycles>3</meta:editing-cycles>
    <meta:generator>LibreOffice/5.3.4.2$Windows_X86_64 LibreOffice_project/f82d347ccc0be322489bf7da61d7e4ad13fe2ff3</meta:generator>
    <dc:date>2019-04-16T17:35:03.519000000</dc:date>
    <meta:document-statistic meta:table-count="0" meta:image-count="0" meta:object-count="0" meta:page-count="1" meta:paragraph-count="26" meta:word-count="188" meta:character-count="1263" meta:non-whitespace-character-count="1096"/>
    <meta:user-defined meta:name="Info 1"/>
    <meta:user-defined meta:name="Info 2"/>
    <meta:user-defined meta:name="Info 3"/>
    <meta:user-defined meta:name="Info 4"/>
  </office:meta>
</office:document-meta>
</file>